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0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3602in"/>
    </style:style>
    <style:style style:name="co5" style:family="table-column">
      <style:table-column-properties fo:break-before="auto" style:column-width="0.9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7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/>
          <table:table-cell office:value-type="string" calcext:value-type="string">
            <text:p>Tank I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eranageeri</text:p>
          </table:table-cell>
          <table:table-cell office:value-type="string" calcext:value-type="string">
            <text:p>NR_mohalla2</text:p>
          </table:table-cell>
          <table:table-cell office:value-type="string" calcext:value-type="string">
            <text:p>NR_mohalla1</text:p>
          </table:table-cell>
          <table:table-cell office:value-type="string" calcext:value-type="string">
            <text:p>Rajiv_nagar_II</text:p>
          </table:table-cell>
          <table:table-cell office:value-type="string" calcext:value-type="string">
            <text:p>Tippu_Park</text:p>
          </table:table-cell>
          <table:table-cell table:number-columns-repeated="21"/>
          <table:table-cell office:value-type="string" calcext:value-type="string">
            <text:p>Valve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levation</text:p>
          </table:table-cell>
          <table:table-cell office:value-type="float" office:value="783" calcext:value-type="float">
            <text:p>783</text:p>
          </table:table-cell>
          <table:table-cell office:value-type="float" office:value="749.13" calcext:value-type="float">
            <text:p>749.13</text:p>
          </table:table-cell>
          <table:table-cell office:value-type="float" office:value="742.02" calcext:value-type="float">
            <text:p>742.02</text:p>
          </table:table-cell>
          <table:table-cell office:value-type="float" office:value="741.85" calcext:value-type="float">
            <text:p>741.85</text:p>
          </table:table-cell>
          <table:table-cell office:value-type="float" office:value="773.35" calcext:value-type="float">
            <text:p>773.35</text:p>
          </table:table-cell>
          <table:table-cell office:value-type="float" office:value="741.12" calcext:value-type="float">
            <text:p>741.12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inimum Level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ax Level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.5" calcext:value-type="float">
            <text:p>15.5</text:p>
          </table:table-cell>
          <table:table-cell office:value-type="float" office:value="21" calcext:value-type="float">
            <text:p>21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itial Level %</text:p>
          </table:table-cell>
          <table:table-cell table:formula="of:=([.K9]-[.C5]-[.C6])/([.C7]-[.C6])*100" office:value-type="float" office:value="35.9999999999995" calcext:value-type="float">
            <text:p>36</text:p>
          </table:table-cell>
          <table:table-cell table:formula="of:=([.L9]-[.D5]-[.D6])/([.D7]-[.D6])*100" office:value-type="float" office:value="35.0000000000004" calcext:value-type="float">
            <text:p>35</text:p>
          </table:table-cell>
          <table:table-cell table:formula="of:=([.M9]-[.E5]-[.E6])/([.E7]-[.E6])*100" office:value-type="float" office:value="22.9999999999999" calcext:value-type="float">
            <text:p>23</text:p>
          </table:table-cell>
          <table:table-cell table:formula="of:=([.N9]-[.F5]-[.F6])/([.F7]-[.F6])*100" office:value-type="float" office:value="39.9999999999996" calcext:value-type="float">
            <text:p>40</text:p>
          </table:table-cell>
          <table:table-cell table:formula="of:=([.O9]-[.G5]-[.G6])/([.G7]-[.G6])*100" office:value-type="float" office:value="43.0769230769224" calcext:value-type="float">
            <text:p>43.0769230769</text:p>
          </table:table-cell>
          <table:table-cell table:formula="of:=([.P9]-[.H5]-[.H6])/([.H7]-[.H6])*100" office:value-type="float" office:value="37.9999999999995" calcext:value-type="float">
            <text:p>38</text:p>
          </table:table-cell>
          <table:table-cell/>
          <table:table-cell office:value-type="string" calcext:value-type="string">
            <text:p>Initial Elevation (height)</text:p>
          </table:table-cell>
          <table:table-cell office:value-type="float" office:value="803.16" calcext:value-type="float">
            <text:p>803.16</text:p>
          </table:table-cell>
          <table:table-cell office:value-type="float" office:value="763.23" calcext:value-type="float">
            <text:p>763.23</text:p>
          </table:table-cell>
          <table:table-cell office:value-type="float" office:value="752.4" calcext:value-type="float">
            <text:p>752.4</text:p>
          </table:table-cell>
          <table:table-cell office:value-type="float" office:value="759.25" calcext:value-type="float">
            <text:p>759.25</text:p>
          </table:table-cell>
          <table:table-cell office:value-type="float" office:value="785.15" calcext:value-type="float">
            <text:p>785.15</text:p>
          </table:table-cell>
          <table:table-cell office:value-type="float" office:value="758.4" calcext:value-type="float">
            <text:p>758.4</text:p>
          </table:table-cell>
          <table:table-cell/>
          <table:table-cell table:formula="of:=[.K9]-[.C5]" office:value-type="float" office:value="20.16" calcext:value-type="float">
            <text:p>20.16</text:p>
          </table:table-cell>
          <table:table-cell table:formula="of:=[.L9]-[.D5]" office:value-type="float" office:value="14.1" calcext:value-type="float">
            <text:p>14.1</text:p>
          </table:table-cell>
          <table:table-cell table:formula="of:=[.M9]-[.E5]" office:value-type="float" office:value="10.38" calcext:value-type="float">
            <text:p>10.38</text:p>
          </table:table-cell>
          <table:table-cell table:formula="of:=[.N9]-[.F5]" office:value-type="float" office:value="17.4" calcext:value-type="float">
            <text:p>17.4</text:p>
          </table:table-cell>
          <table:table-cell table:formula="of:=[.O9]-[.G5]" office:value-type="float" office:value="11.8" calcext:value-type="float">
            <text:p>11.8</text:p>
          </table:table-cell>
          <table:table-cell table:formula="of:=[.P9]-[.H5]" office:value-type="float" office:value="17.28" calcext:value-type="float">
            <text:p>17.2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evation</text:p>
          </table:table-cell>
          <table:table-cell table:formula="of:=([.K10]-[.C5]-[.C6])/([.C7]-[.C6])*100" office:value-type="float" office:value="52.4999999999996" calcext:value-type="float">
            <text:p>52.5</text:p>
          </table:table-cell>
          <table:table-cell table:formula="of:=([.L10]-[.D5]-[.D6])/([.D7]-[.D6])*100" office:value-type="float" office:value="43.6666666666667" calcext:value-type="float">
            <text:p>43.6666666667</text:p>
          </table:table-cell>
          <table:table-cell table:formula="of:=([.M10]-[.E5]-[.E6])/([.E7]-[.E6])*100" office:value-type="float" office:value="32.0000000000012" calcext:value-type="float">
            <text:p>32</text:p>
          </table:table-cell>
          <table:table-cell table:formula="of:=([.N10]-[.F5]-[.F6])/([.F7]-[.F6])*100" office:value-type="float" office:value="51.5000000000005" calcext:value-type="float">
            <text:p>51.5</text:p>
          </table:table-cell>
          <table:table-cell table:formula="of:=([.O10]-[.G5]-[.G6])/([.G7]-[.G6])*100" office:value-type="float" office:value="53.9999999999999" calcext:value-type="float">
            <text:p>54</text:p>
          </table:table-cell>
          <table:table-cell table:formula="of:=([.P10]-[.H5]-[.H6])/([.H7]-[.H6])*100" office:value-type="float" office:value="49.3333333333339" calcext:value-type="float">
            <text:p>49.3333333333</text:p>
          </table:table-cell>
          <table:table-cell table:number-columns-repeated="2"/>
          <table:table-cell office:value-type="float" office:value="804.15" calcext:value-type="float">
            <text:p>804.15</text:p>
          </table:table-cell>
          <table:table-cell office:value-type="float" office:value="763.75" calcext:value-type="float">
            <text:p>763.75</text:p>
          </table:table-cell>
          <table:table-cell office:value-type="float" office:value="752.94" calcext:value-type="float">
            <text:p>752.94</text:p>
          </table:table-cell>
          <table:table-cell office:value-type="float" office:value="759.94" calcext:value-type="float">
            <text:p>759.94</text:p>
          </table:table-cell>
          <table:table-cell office:value-type="float" office:value="785.86" calcext:value-type="float">
            <text:p>785.86</text:p>
          </table:table-cell>
          <table:table-cell office:value-type="float" office:value="759.08" calcext:value-type="float">
            <text:p>759.08</text:p>
          </table:table-cell>
          <table:table-cell/>
          <table:table-cell table:formula="of:=[.K10]-[.C5]" office:value-type="float" office:value="21.15" calcext:value-type="float">
            <text:p>21.15</text:p>
          </table:table-cell>
          <table:table-cell table:formula="of:=[.L10]-[.D5]" office:value-type="float" office:value="14.62" calcext:value-type="float">
            <text:p>14.62</text:p>
          </table:table-cell>
          <table:table-cell table:formula="of:=[.M10]-[.E5]" office:value-type="float" office:value="10.9200000000001" calcext:value-type="float">
            <text:p>10.92</text:p>
          </table:table-cell>
          <table:table-cell table:formula="of:=[.N10]-[.F5]" office:value-type="float" office:value="18.09" calcext:value-type="float">
            <text:p>18.09</text:p>
          </table:table-cell>
          <table:table-cell table:formula="of:=[.O10]-[.G5]" office:value-type="float" office:value="12.51" calcext:value-type="float">
            <text:p>12.51</text:p>
          </table:table-cell>
          <table:table-cell table:formula="of:=[.P10]-[.H5]" office:value-type="float" office:value="17.96" calcext:value-type="float">
            <text:p>17.96</text:p>
          </table:table-cell>
          <table:table-cell table:number-columns-repeated="7"/>
          <table:table-cell office:value-type="float" office:value="17.55" calcext:value-type="float">
            <text:p>17.55</text:p>
          </table:table-cell>
          <table:table-cell office:value-type="float" office:value="8.6" calcext:value-type="float">
            <text:p>8.6</text:p>
          </table:table-cell>
          <table:table-cell office:value-type="float" office:value="134.4" calcext:value-type="float">
            <text:p>134.4</text:p>
          </table:table-cell>
          <table:table-cell office:value-type="float" office:value="128.57" calcext:value-type="float">
            <text:p>128.57</text:p>
          </table:table-cell>
          <table:table-cell office:value-type="float" office:value="38.83" calcext:value-type="float">
            <text:p>38.83</text:p>
          </table:table-cell>
          <table:table-cell office:value-type="float" office:value="171.32" calcext:value-type="float">
            <text:p>171.32</text:p>
          </table:table-cell>
          <table:table-cell office:value-type="float" office:value="154.53" calcext:value-type="float">
            <text:p>154.53</text:p>
          </table:table-cell>
          <table:table-cell office:value-type="float" office:value="53.07" calcext:value-type="float">
            <text:p>53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([.K11]-[.C5]-[.C6])/([.C7]-[.C6])*100" office:value-type="float" office:value="65.3333333333327" calcext:value-type="float">
            <text:p>65.3333333333</text:p>
          </table:table-cell>
          <table:table-cell table:formula="of:=([.L11]-[.D5]-[.D6])/([.D7]-[.D6])*100" office:value-type="float" office:value="57.8333333333338" calcext:value-type="float">
            <text:p>57.8333333333</text:p>
          </table:table-cell>
          <table:table-cell table:formula="of:=([.M11]-[.E5]-[.E6])/([.E7]-[.E6])*100" office:value-type="float" office:value="47.0000000000008" calcext:value-type="float">
            <text:p>47</text:p>
          </table:table-cell>
          <table:table-cell table:formula="of:=([.N11]-[.F5]-[.F6])/([.F7]-[.F6])*100" office:value-type="float" office:value="62.833333333333" calcext:value-type="float">
            <text:p>62.8333333333</text:p>
          </table:table-cell>
          <table:table-cell table:formula="of:=([.O11]-[.G5]-[.G6])/([.G7]-[.G6])*100" office:value-type="float" office:value="64.4615384615375" calcext:value-type="float">
            <text:p>64.4615384615</text:p>
          </table:table-cell>
          <table:table-cell table:formula="of:=([.P11]-[.H5]-[.H6])/([.H7]-[.H6])*100" office:value-type="float" office:value="61.6666666666674" calcext:value-type="float">
            <text:p>61.6666666667</text:p>
          </table:table-cell>
          <table:table-cell table:number-columns-repeated="2"/>
          <table:table-cell office:value-type="float" office:value="804.92" calcext:value-type="float">
            <text:p>804.92</text:p>
          </table:table-cell>
          <table:table-cell office:value-type="float" office:value="764.6" calcext:value-type="float">
            <text:p>764.6</text:p>
          </table:table-cell>
          <table:table-cell office:value-type="float" office:value="753.84" calcext:value-type="float">
            <text:p>753.84</text:p>
          </table:table-cell>
          <table:table-cell office:value-type="float" office:value="760.62" calcext:value-type="float">
            <text:p>760.62</text:p>
          </table:table-cell>
          <table:table-cell office:value-type="float" office:value="786.54" calcext:value-type="float">
            <text:p>786.54</text:p>
          </table:table-cell>
          <table:table-cell office:value-type="float" office:value="759.82" calcext:value-type="float">
            <text:p>759.82</text:p>
          </table:table-cell>
          <table:table-cell/>
          <table:table-cell table:formula="of:=[.K11]-[.C5]" office:value-type="float" office:value="21.92" calcext:value-type="float">
            <text:p>21.92</text:p>
          </table:table-cell>
          <table:table-cell table:formula="of:=[.L11]-[.D5]" office:value-type="float" office:value="15.47" calcext:value-type="float">
            <text:p>15.47</text:p>
          </table:table-cell>
          <table:table-cell table:formula="of:=[.M11]-[.E5]" office:value-type="float" office:value="11.8200000000001" calcext:value-type="float">
            <text:p>11.82</text:p>
          </table:table-cell>
          <table:table-cell table:formula="of:=[.N11]-[.F5]" office:value-type="float" office:value="18.77" calcext:value-type="float">
            <text:p>18.77</text:p>
          </table:table-cell>
          <table:table-cell table:formula="of:=[.O11]-[.G5]" office:value-type="float" office:value="13.1899999999999" calcext:value-type="float">
            <text:p>13.19</text:p>
          </table:table-cell>
          <table:table-cell table:formula="of:=[.P11]-[.H5]" office:value-type="float" office:value="18.7" calcext:value-type="float">
            <text:p>18.7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([.K12]-[.C5]-[.C6])/([.C7]-[.C6])*100" office:value-type="float" office:value="75.9999999999991" calcext:value-type="float">
            <text:p>76</text:p>
          </table:table-cell>
          <table:table-cell table:formula="of:=([.L12]-[.D5]-[.D6])/([.D7]-[.D6])*100" office:value-type="float" office:value="72.8333333333334" calcext:value-type="float">
            <text:p>72.8333333333</text:p>
          </table:table-cell>
          <table:table-cell table:formula="of:=([.M12]-[.E5]-[.E6])/([.E7]-[.E6])*100" office:value-type="float" office:value="69.3333333333328" calcext:value-type="float">
            <text:p>69.3333333333</text:p>
          </table:table-cell>
          <table:table-cell table:formula="of:=([.N12]-[.F5]-[.F6])/([.F7]-[.F6])*100" office:value-type="float" office:value="73.8333333333325" calcext:value-type="float">
            <text:p>73.8333333333</text:p>
          </table:table-cell>
          <table:table-cell table:formula="of:=([.O12]-[.G5]-[.G6])/([.G7]-[.G6])*100" office:value-type="float" office:value="75.076923076923" calcext:value-type="float">
            <text:p>75.0769230769</text:p>
          </table:table-cell>
          <table:table-cell table:formula="of:=([.P12]-[.H5]-[.H6])/([.H7]-[.H6])*100" office:value-type="float" office:value="73.999999999999" calcext:value-type="float">
            <text:p>74</text:p>
          </table:table-cell>
          <table:table-cell table:number-columns-repeated="2"/>
          <table:table-cell office:value-type="float" office:value="805.56" calcext:value-type="float">
            <text:p>805.56</text:p>
          </table:table-cell>
          <table:table-cell office:value-type="float" office:value="765.5" calcext:value-type="float">
            <text:p>765.5</text:p>
          </table:table-cell>
          <table:table-cell office:value-type="float" office:value="755.18" calcext:value-type="float">
            <text:p>755.18</text:p>
          </table:table-cell>
          <table:table-cell office:value-type="float" office:value="761.28" calcext:value-type="float">
            <text:p>761.28</text:p>
          </table:table-cell>
          <table:table-cell office:value-type="float" office:value="787.23" calcext:value-type="float">
            <text:p>787.23</text:p>
          </table:table-cell>
          <table:table-cell office:value-type="float" office:value="760.56" calcext:value-type="float">
            <text:p>760.56</text:p>
          </table:table-cell>
          <table:table-cell/>
          <table:table-cell table:formula="of:=[.K12]-[.C5]" office:value-type="float" office:value="22.5599999999999" calcext:value-type="float">
            <text:p>22.56</text:p>
          </table:table-cell>
          <table:table-cell table:formula="of:=[.L12]-[.D5]" office:value-type="float" office:value="16.37" calcext:value-type="float">
            <text:p>16.37</text:p>
          </table:table-cell>
          <table:table-cell table:formula="of:=[.M12]-[.E5]" office:value-type="float" office:value="13.16" calcext:value-type="float">
            <text:p>13.16</text:p>
          </table:table-cell>
          <table:table-cell table:formula="of:=[.N12]-[.F5]" office:value-type="float" office:value="19.4299999999999" calcext:value-type="float">
            <text:p>19.43</text:p>
          </table:table-cell>
          <table:table-cell table:formula="of:=[.O12]-[.G5]" office:value-type="float" office:value="13.88" calcext:value-type="float">
            <text:p>13.88</text:p>
          </table:table-cell>
          <table:table-cell table:formula="of:=[.P12]-[.H5]" office:value-type="float" office:value="19.4399999999999" calcext:value-type="float">
            <text:p>19.4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([.K13]-[.C5]-[.C6])/([.C7]-[.C6])*100" office:value-type="float" office:value="86.6666666666674" calcext:value-type="float">
            <text:p>86.6666666667</text:p>
          </table:table-cell>
          <table:table-cell table:formula="of:=([.L13]-[.D5]-[.D6])/([.D7]-[.D6])*100" office:value-type="float" office:value="85.833333333333" calcext:value-type="float">
            <text:p>85.8333333333</text:p>
          </table:table-cell>
          <table:table-cell table:formula="of:=([.M13]-[.E5]-[.E6])/([.E7]-[.E6])*100" office:value-type="float" office:value="85.4999999999999" calcext:value-type="float">
            <text:p>85.5</text:p>
          </table:table-cell>
          <table:table-cell table:formula="of:=([.N13]-[.F5]-[.F6])/([.F7]-[.F6])*100" office:value-type="float" office:value="86.3333333333325" calcext:value-type="float">
            <text:p>86.3333333333</text:p>
          </table:table-cell>
          <table:table-cell table:formula="of:=([.O13]-[.G5]-[.G6])/([.G7]-[.G6])*100" office:value-type="float" office:value="86.6153846153846" calcext:value-type="float">
            <text:p>86.6153846154</text:p>
          </table:table-cell>
          <table:table-cell table:formula="of:=([.P13]-[.H5]-[.H6])/([.H7]-[.H6])*100" office:value-type="float" office:value="86.166666666666" calcext:value-type="float">
            <text:p>86.1666666667</text:p>
          </table:table-cell>
          <table:table-cell table:number-columns-repeated="2"/>
          <table:table-cell office:value-type="float" office:value="806.2" calcext:value-type="float">
            <text:p>806.2</text:p>
          </table:table-cell>
          <table:table-cell office:value-type="float" office:value="766.28" calcext:value-type="float">
            <text:p>766.28</text:p>
          </table:table-cell>
          <table:table-cell office:value-type="float" office:value="756.15" calcext:value-type="float">
            <text:p>756.15</text:p>
          </table:table-cell>
          <table:table-cell office:value-type="float" office:value="762.03" calcext:value-type="float">
            <text:p>762.03</text:p>
          </table:table-cell>
          <table:table-cell office:value-type="float" office:value="787.98" calcext:value-type="float">
            <text:p>787.98</text:p>
          </table:table-cell>
          <table:table-cell office:value-type="float" office:value="761.29" calcext:value-type="float">
            <text:p>761.29</text:p>
          </table:table-cell>
          <table:table-cell/>
          <table:table-cell table:formula="of:=[.K13]-[.C5]" office:value-type="float" office:value="23.2" calcext:value-type="float">
            <text:p>23.2</text:p>
          </table:table-cell>
          <table:table-cell table:formula="of:=[.L13]-[.D5]" office:value-type="float" office:value="17.15" calcext:value-type="float">
            <text:p>17.15</text:p>
          </table:table-cell>
          <table:table-cell table:formula="of:=[.M13]-[.E5]" office:value-type="float" office:value="14.13" calcext:value-type="float">
            <text:p>14.13</text:p>
          </table:table-cell>
          <table:table-cell table:formula="of:=[.N13]-[.F5]" office:value-type="float" office:value="20.1799999999999" calcext:value-type="float">
            <text:p>20.18</text:p>
          </table:table-cell>
          <table:table-cell table:formula="of:=[.O13]-[.G5]" office:value-type="float" office:value="14.63" calcext:value-type="float">
            <text:p>14.63</text:p>
          </table:table-cell>
          <table:table-cell table:formula="of:=[.P13]-[.H5]" office:value-type="float" office:value="20.17" calcext:value-type="float">
            <text:p>20.17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([.K14]-[.C5]-[.C6])/([.C7]-[.C6])*100" office:value-type="float" office:value="94.6666666666658" calcext:value-type="float">
            <text:p>94.6666666667</text:p>
          </table:table-cell>
          <table:table-cell table:formula="of:=([.L14]-[.D5]-[.D6])/([.D7]-[.D6])*100" office:value-type="float" office:value="96.4999999999994" calcext:value-type="float">
            <text:p>96.5</text:p>
          </table:table-cell>
          <table:table-cell table:formula="of:=([.M14]-[.E5]-[.E6])/([.E7]-[.E6])*100" office:value-type="float" office:value="95.9999999999999" calcext:value-type="float">
            <text:p>96</text:p>
          </table:table-cell>
          <table:table-cell table:formula="of:=([.N14]-[.F5]-[.F6])/([.F7]-[.F6])*100" office:value-type="float" office:value="96.3333333333329" calcext:value-type="float">
            <text:p>96.3333333333</text:p>
          </table:table-cell>
          <table:table-cell table:formula="of:=([.O14]-[.G5]-[.G6])/([.G7]-[.G6])*100" office:value-type="float" office:value="94.9230769230763" calcext:value-type="float">
            <text:p>94.9230769231</text:p>
          </table:table-cell>
          <table:table-cell table:formula="of:=([.P14]-[.H5]-[.H6])/([.H7]-[.H6])*100" office:value-type="float" office:value="95.0000000000008" calcext:value-type="float">
            <text:p>95</text:p>
          </table:table-cell>
          <table:table-cell table:number-columns-repeated="2"/>
          <table:table-cell office:value-type="float" office:value="806.68" calcext:value-type="float">
            <text:p>806.68</text:p>
          </table:table-cell>
          <table:table-cell office:value-type="float" office:value="766.92" calcext:value-type="float">
            <text:p>766.92</text:p>
          </table:table-cell>
          <table:table-cell office:value-type="float" office:value="756.78" calcext:value-type="float">
            <text:p>756.78</text:p>
          </table:table-cell>
          <table:table-cell office:value-type="float" office:value="762.63" calcext:value-type="float">
            <text:p>762.63</text:p>
          </table:table-cell>
          <table:table-cell office:value-type="float" office:value="788.52" calcext:value-type="float">
            <text:p>788.52</text:p>
          </table:table-cell>
          <table:table-cell office:value-type="float" office:value="761.82" calcext:value-type="float">
            <text:p>761.82</text:p>
          </table:table-cell>
          <table:table-cell/>
          <table:table-cell table:formula="of:=[.K14]-[.C5]" office:value-type="float" office:value="23.6799999999999" calcext:value-type="float">
            <text:p>23.68</text:p>
          </table:table-cell>
          <table:table-cell table:formula="of:=[.L14]-[.D5]" office:value-type="float" office:value="17.79" calcext:value-type="float">
            <text:p>17.79</text:p>
          </table:table-cell>
          <table:table-cell table:formula="of:=[.M14]-[.E5]" office:value-type="float" office:value="14.76" calcext:value-type="float">
            <text:p>14.76</text:p>
          </table:table-cell>
          <table:table-cell table:formula="of:=[.N14]-[.F5]" office:value-type="float" office:value="20.78" calcext:value-type="float">
            <text:p>20.78</text:p>
          </table:table-cell>
          <table:table-cell table:formula="of:=[.O14]-[.G5]" office:value-type="float" office:value="15.17" calcext:value-type="float">
            <text:p>15.17</text:p>
          </table:table-cell>
          <table:table-cell table:formula="of:=[.P14]-[.H5]" office:value-type="float" office:value="20.7" calcext:value-type="float">
            <text:p>20.7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([.K15]-[.C5]-[.C6])/([.C7]-[.C6])*100" office:value-type="float" office:value="94.6666666666658" calcext:value-type="float">
            <text:p>94.6666666667</text:p>
          </table:table-cell>
          <table:table-cell table:formula="of:=([.L15]-[.D5]-[.D6])/([.D7]-[.D6])*100" office:value-type="float" office:value="95.6666666666668" calcext:value-type="float">
            <text:p>95.6666666667</text:p>
          </table:table-cell>
          <table:table-cell table:formula="of:=([.M15]-[.E5]-[.E6])/([.E7]-[.E6])*100" office:value-type="float" office:value="95.6666666666668" calcext:value-type="float">
            <text:p>95.6666666667</text:p>
          </table:table-cell>
          <table:table-cell table:formula="of:=([.N15]-[.F5]-[.F6])/([.F7]-[.F6])*100" office:value-type="float" office:value="95.6666666666668" calcext:value-type="float">
            <text:p>95.6666666667</text:p>
          </table:table-cell>
          <table:table-cell table:formula="of:=([.O15]-[.G5]-[.G6])/([.G7]-[.G6])*100" office:value-type="float" office:value="95.5384615384603" calcext:value-type="float">
            <text:p>95.5384615385</text:p>
          </table:table-cell>
          <table:table-cell table:formula="of:=([.P15]-[.H5]-[.H6])/([.H7]-[.H6])*100" office:value-type="float" office:value="95.3333333333338" calcext:value-type="float">
            <text:p>95.3333333333</text:p>
          </table:table-cell>
          <table:table-cell table:number-columns-repeated="2"/>
          <table:table-cell office:value-type="float" office:value="806.68" calcext:value-type="float">
            <text:p>806.68</text:p>
          </table:table-cell>
          <table:table-cell office:value-type="float" office:value="766.87" calcext:value-type="float">
            <text:p>766.87</text:p>
          </table:table-cell>
          <table:table-cell office:value-type="float" office:value="756.76" calcext:value-type="float">
            <text:p>756.76</text:p>
          </table:table-cell>
          <table:table-cell office:value-type="float" office:value="762.59" calcext:value-type="float">
            <text:p>762.59</text:p>
          </table:table-cell>
          <table:table-cell office:value-type="float" office:value="788.56" calcext:value-type="float">
            <text:p>788.56</text:p>
          </table:table-cell>
          <table:table-cell office:value-type="float" office:value="761.84" calcext:value-type="float">
            <text:p>761.84</text:p>
          </table:table-cell>
          <table:table-cell/>
          <table:table-cell table:formula="of:=[.K15]-[.C5]" office:value-type="float" office:value="23.6799999999999" calcext:value-type="float">
            <text:p>23.68</text:p>
          </table:table-cell>
          <table:table-cell table:formula="of:=[.L15]-[.D5]" office:value-type="float" office:value="17.74" calcext:value-type="float">
            <text:p>17.74</text:p>
          </table:table-cell>
          <table:table-cell table:formula="of:=[.M15]-[.E5]" office:value-type="float" office:value="14.74" calcext:value-type="float">
            <text:p>14.74</text:p>
          </table:table-cell>
          <table:table-cell table:formula="of:=[.N15]-[.F5]" office:value-type="float" office:value="20.74" calcext:value-type="float">
            <text:p>20.74</text:p>
          </table:table-cell>
          <table:table-cell table:formula="of:=[.O15]-[.G5]" office:value-type="float" office:value="15.2099999999999" calcext:value-type="float">
            <text:p>15.21</text:p>
          </table:table-cell>
          <table:table-cell table:formula="of:=[.P15]-[.H5]" office:value-type="float" office:value="20.72" calcext:value-type="float">
            <text:p>20.72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([.K16]-[.C5]-[.C6])/([.C7]-[.C6])*100" office:value-type="float" office:value="80.6666666666672" calcext:value-type="float">
            <text:p>80.6666666667</text:p>
          </table:table-cell>
          <table:table-cell table:formula="of:=([.L16]-[.D5]-[.D6])/([.D7]-[.D6])*100" office:value-type="float" office:value="80.5000000000007" calcext:value-type="float">
            <text:p>80.5</text:p>
          </table:table-cell>
          <table:table-cell table:formula="of:=([.M16]-[.E5]-[.E6])/([.E7]-[.E6])*100" office:value-type="float" office:value="78.0000000000011" calcext:value-type="float">
            <text:p>78</text:p>
          </table:table-cell>
          <table:table-cell table:formula="of:=([.N16]-[.F5]-[.F6])/([.F7]-[.F6])*100" office:value-type="float" office:value="79.3333333333332" calcext:value-type="float">
            <text:p>79.3333333333</text:p>
          </table:table-cell>
          <table:table-cell table:formula="of:=([.O16]-[.G5]-[.G6])/([.G7]-[.G6])*100" office:value-type="float" office:value="81.6923076923069" calcext:value-type="float">
            <text:p>81.6923076923</text:p>
          </table:table-cell>
          <table:table-cell table:formula="of:=([.P16]-[.H5]-[.H6])/([.H7]-[.H6])*100" office:value-type="float" office:value="79.6666666666662" calcext:value-type="float">
            <text:p>79.6666666667</text:p>
          </table:table-cell>
          <table:table-cell table:number-columns-repeated="2"/>
          <table:table-cell office:value-type="float" office:value="805.84" calcext:value-type="float">
            <text:p>805.84</text:p>
          </table:table-cell>
          <table:table-cell office:value-type="float" office:value="765.96" calcext:value-type="float">
            <text:p>765.96</text:p>
          </table:table-cell>
          <table:table-cell office:value-type="float" office:value="755.7" calcext:value-type="float">
            <text:p>755.7</text:p>
          </table:table-cell>
          <table:table-cell office:value-type="float" office:value="761.61" calcext:value-type="float">
            <text:p>761.61</text:p>
          </table:table-cell>
          <table:table-cell office:value-type="float" office:value="787.66" calcext:value-type="float">
            <text:p>787.66</text:p>
          </table:table-cell>
          <table:table-cell office:value-type="float" office:value="760.9" calcext:value-type="float">
            <text:p>760.9</text:p>
          </table:table-cell>
          <table:table-cell/>
          <table:table-cell table:formula="of:=[.K16]-[.C5]" office:value-type="float" office:value="22.84" calcext:value-type="float">
            <text:p>22.84</text:p>
          </table:table-cell>
          <table:table-cell table:formula="of:=[.L16]-[.D5]" office:value-type="float" office:value="16.83" calcext:value-type="float">
            <text:p>16.83</text:p>
          </table:table-cell>
          <table:table-cell table:formula="of:=[.M16]-[.E5]" office:value-type="float" office:value="13.6800000000001" calcext:value-type="float">
            <text:p>13.68</text:p>
          </table:table-cell>
          <table:table-cell table:formula="of:=[.N16]-[.F5]" office:value-type="float" office:value="19.76" calcext:value-type="float">
            <text:p>19.76</text:p>
          </table:table-cell>
          <table:table-cell table:formula="of:=[.O16]-[.G5]" office:value-type="float" office:value="14.3099999999999" calcext:value-type="float">
            <text:p>14.31</text:p>
          </table:table-cell>
          <table:table-cell table:formula="of:=[.P16]-[.H5]" office:value-type="float" office:value="19.78" calcext:value-type="float">
            <text:p>19.7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 style:data-style-name="N2" text:time-value="15:09:50.636763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dhin koshi</meta:initial-creator>
    <meta:creation-date>2015-01-20T16:08:53.446851128</meta:creation-date>
    <dc:date>2015-02-14T15:13:29.218840879</dc:date>
    <meta:editing-duration>PT2H27M23S</meta:editing-duration>
    <meta:editing-cycles>9</meta:editing-cycles>
    <meta:generator>LibreOffice/4.3.3.2$Linux_X86_64 LibreOffice_project/430m0$Build-2</meta:generator>
    <meta:document-statistic meta:table-count="1" meta:cell-count="217" meta:object-count="0"/>
  </office:meta>
</office:document-meta>
</file>